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39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Fake News Detection Bo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Get your facts right !</text:p>
          </draw:text-box>
        </draw:frame>
        <draw:frame draw:style-name="gr1" draw:text-style-name="P2" draw:layer="layout" svg:width="9.8cm" svg:height="0.848cm" svg:x="16.4cm" svg:y="12cm">
          <draw:text-box>
            <text:p>Team : YAMETE ONIICHAN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header>
                <text:p/>
              </text:list-header>
              <text:list-item>
                <text:p>In a world of Big Data boom, the essentiality of credible journalism has only increased. When Fake News gets Viral, It leads to a poorly informed Audience, which can lead to Anarchy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olu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header>
                <text:p/>
              </text:list-header>
              <text:list-item>
                <text:p>We present the Telebot, which can be a source of veritable Information. If the news is Right, It will tell u so, and vice versa. With this, increasing Information leads to increasing Accuracy and less maligning from malicious sources. This, thus augments our Media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PETITO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1) Digital Owners (https://www.cbinsights.com/company/digital-shadows)</text:p>
              </text:list-item>
              <text:list-item>
                <text:p>2) Fakebox (https://machinebox.io/docs/fakebox?utm_source=medium&amp;utm_medium=post&amp;utm_campaign=fakenewspost)</text:p>
              </text:list-item>
              <text:list-item>
                <text:p>3) Factmata (https://www.cbinsights.com/company/factmata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4">
              <text:list-header>
                <text:p>Investors</text:p>
              </text:list-header>
            </text:list>
          </draw:text-box>
        </draw:frame>
        <draw:frame draw:style-name="gr3" draw:text-style-name="P3" draw:layer="layout" svg:width="25.978cm" svg:height="2.64cm" svg:x="1.056cm" svg:y="6.574cm">
          <draw:text-box>
            <text:p>Our Investors are : Whatsapp, Facebook and other sharing platforms</text:p>
            <text:p/>
            <text:p>there are many out there , but we cant see any major developement on the mobile platform regarding this problem , so we will have our advantage of first mover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8T10:11:03.829189434</meta:creation-date>
    <dc:date>2018-07-08T10:19:36.008112938</dc:date>
    <meta:editing-duration>PT8M43S</meta:editing-duration>
    <meta:editing-cycles>2</meta:editing-cycles>
    <meta:generator>LibreOffice/6.0.3.2$Linux_X86_64 LibreOffice_project/00m0$Build-2</meta:generator>
    <meta:document-statistic meta:object-count="42"/>
  </office:meta>
</office:document-meta>
</file>